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charset="x-symbol"/>
    <style:font-face style:name="Noto Serif" svg:font-family="'Noto Serif'" style:font-family-generic="roman"/>
    <style:font-face style:name="Arial Unicode MS" svg:font-family="'Arial Unicode MS'" style:font-family-generic="swiss"/>
    <style:font-face style:name="Noto Sans" svg:font-family="'Noto Sans'" style:font-family-generic="swiss"/>
    <style:font-face style:name="Tahoma" svg:font-family="Tahoma" style:font-family-generic="swiss"/>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Condensed"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1" svg:font-family="Tahoma" style:font-family-generic="system" style:font-pitch="variable"/>
  </office:font-face-decls>
  <office:automatic-styles>
    <style:style style:name="P1" style:family="paragraph" style:parent-style-name="Heading_20_10" style:master-page-name="Copyright">
      <style:paragraph-properties style:page-number="auto" fo:break-before="page"/>
      <style:text-properties officeooo:paragraph-rsid="00139a08"/>
    </style:style>
    <style:style style:name="P2" style:family="paragraph" style:parent-style-name="Normal">
      <style:text-properties fo:font-weight="normal" officeooo:paragraph-rsid="00139a08" style:font-weight-asian="normal" style:font-weight-complex="normal"/>
    </style:style>
    <style:style style:name="P3" style:family="paragraph" style:parent-style-name="Text_20_body">
      <style:text-properties officeooo:paragraph-rsid="00139a08"/>
    </style:style>
    <style:style style:name="P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Noto Sans3"/>
    </style:style>
    <style:style style:name="T2"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3" style:family="text">
      <style:text-properties style:font-name="Noto Serif2" fo:font-size="12pt" fo:language="en" fo:country="US" fo:font-style="normal" fo:font-weight="bold" officeooo:rsid="06817e86" style:font-size-asian="9pt" style:font-style-asian="italic" style:font-weight-asian="bold" style:font-size-complex="9pt" style:font-style-complex="italic" style:font-weight-complex="bold"/>
    </style:style>
    <style:style style:name="T4" style:family="text">
      <style:text-properties style:use-window-font-color="true" loext:opacity="0%" style:font-name="Noto Sans1"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5" style:family="text">
      <style:text-properties style:use-window-font-color="true" loext:opacity="0%" style:font-name="Noto Serif3" fo:font-size="12pt" officeooo:rsid="00c9da25" style:font-name-asian="Times New Roman1" style:font-size-asian="12pt" style:font-name-complex="Times New Roman1" style:font-size-complex="10pt"/>
    </style:style>
    <style:style style:name="T6" style:family="text">
      <style:text-properties style:use-window-font-color="true" loext:opacity="0%" style:font-name="Noto Serif3" fo:font-size="12pt" officeooo:rsid="000e4223" style:font-name-asian="Times New Roman1" style:font-size-asian="12pt" style:font-name-complex="Times New Roman1" style:font-size-complex="10pt"/>
    </style:style>
    <style:style style:name="T7" style:family="text">
      <style:text-properties officeooo:rsid="005bba25"/>
    </style:style>
    <style:style style:name="T8" style:family="text">
      <style:text-properties officeooo:rsid="066d1f8f"/>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5f04516" style:font-style-asian="italic" style:font-weight-asian="bold" style:font-style-complex="italic" style:font-weight-complex="bold"/>
    </style:style>
    <style:style style:name="T11" style:family="text">
      <style:text-properties officeooo:rsid="05f3e2a8"/>
    </style:style>
    <style:style style:name="T12" style:family="text">
      <style:text-properties officeooo:rsid="066945af"/>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1" style:font-size-asian="12pt" style:language-asian="none" style:country-asian="none" style:font-style-asian="normal" style:font-weight-asian="normal" style:font-name-complex="Tahoma1"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14" style:family="text"/>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0"><text:soft-page-break/><text:span text:style-name="Strong"><text:span text:style-name="T1">Copyright © </text:span></text:span><text:span text:style-name="Strong"><text:span text:style-name="T1"><text:creation-date style:data-style-name="N10121">2020</text:creation-date></text:span></text:span><text:span text:style-name="Strong"><text:span text:style-name="T1"><text:s/></text:span></text:span><text:span text:style-name="Strong"><text:s/></text:span><text:span text:style-name="Strong"><text:span text:style-name="T2">A</text:span></text:span><text:span text:style-name="Strong"><text:span text:style-name="T3">uthorName</text:span></text:span><text:span text:style-name="Strong"><text:span text:style-name="T4"><office:annotation><dc:creator>David Snow</dc:creator><dc:date>2020-10-24T10:38:11.339389534</dc:date><meta:creator-initials>DWS</meta:creator-initials><text:p text:style-name="P4"><text:span text:style-name="T13">Change to YourName</text:span></text:p></office:annotation></text:span></text:span></text:h>
      <text:p text:style-name="P2"><text:span text:style-name="Strong"><text:title/></text:span><text:span text:style-name="Strong"><text:s/></text:span><text:span text:style-name="T7">Updated: </text:span><text:s/><text:date style:data-style-name="N84" text:date-value="2020-11-29T14:58:24.053075867">2020-11-29</text:date><office:annotation><dc:creator>David Snow</dc:creator><dc:date>2020-06-15T10:01:44.683437948</dc:date><meta:creator-initials>DWS</meta:creator-initials><text:p text:style-name="P4"><text:span text:style-name="T13">Delete or change this date to what is important for your book.</text:span></text:p></office:annotation></text:p>
      <text:p text:style-name="P3"/>
      <text:p text:style-name="P3">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3">See <text:span text:style-name="T8">the</text:span> <text:span text:style-name="T9">Legal, Credits </text:span><text:span text:style-name="T10">&amp;</text:span><text:span text:style-name="T9"> Copyright</text:span> <text:span text:style-name="T11">section </text:span>for <text:span text:style-name="T5">contact and </text:span><text:span text:style-name="T6">other</text:span> <text:span text:style-name="T12">important </text:span>information.</text:p>
      <text:p text:style-name="P3">ISB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charset="x-symbol"/>
    <style:font-face style:name="Noto Serif" svg:font-family="'Noto Serif'" style:font-family-generic="roman"/>
    <style:font-face style:name="Arial Unicode MS" svg:font-family="'Arial Unicode MS'" style:font-family-generic="swiss"/>
    <style:font-face style:name="Noto Sans" svg:font-family="'Noto Sans'" style:font-family-generic="swiss"/>
    <style:font-face style:name="Tahoma" svg:font-family="Tahoma" style:font-family-generic="swiss"/>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Condensed"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fo:font-size="12pt" fo:language="en" fo:country="US" style:letter-kerning="true" style:font-name-asian="Songti SC"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Songti SC" style:font-size-asian="10.5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 style:font-family-complex="'Arial Unicode MS'" style:font-family-generic-complex="swiss"/>
    </style:style>
    <style:style style:name="Heading_20_Font" style:display-name="Heading Font" style:family="paragraph">
      <style:text-properties style:font-name="Noto Sans2" fo:font-family="'Noto Sans'" style:font-style-name="Condensed" style:font-family-generic="swiss" style:font-pitch="variable" fo:language="en" fo:country="US"/>
    </style:style>
    <style:style style:name="Heading_20_10" style:display-name="Heading 10" style:family="paragraph" style:parent-style-name="Heading_20_Font" style:next-style-name="Body_20_Text" style:default-outline-level="10" style:list-style-name="" style:class="text" style:master-page-name="">
      <style:paragraph-properties fo:margin-top="2in" fo:margin-bottom="0.1in"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1" fo:font-family="'Noto Serif'" style:font-style-name="Regular" style:font-family-generic="roman" style:font-pitch="variable" fo:font-size="12pt" fo:language="en" fo:country="US"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next-style-name="Body_20_Text_20_First_20_Indent" style:master-page-name="">
      <style:paragraph-properties fo:margin-top="0in" fo:margin-bottom="0.0201in" style:contextual-spacing="false" fo:text-align="justify" style:justify-single-word="false" fo:hyphenation-ladder-count="no-limit" style:page-number="auto"/>
      <style:text-properties style:use-window-font-color="true" loext:opacity="0%" style:font-name="Noto Serif1" fo:font-family="'Noto Serif'" style:font-style-name="Regular" style:font-family-generic="roman" style:font-pitch="variable"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bold"/>
    </style:style>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Copyright" style:page-layout-name="Mpm2">
      <style:footer>
        <text:p text:style-name="Footer"><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11-29T14:57:54.098093012</meta:creation-date>
    <dc:date>2020-11-29T14:58:23.863532911</dc:date>
    <dc:creator>David Snow</dc:creator>
    <meta:editing-duration>PT30S</meta:editing-duration>
    <meta:editing-cycles>1</meta:editing-cycles>
    <meta:document-statistic meta:table-count="0" meta:image-count="0" meta:object-count="0" meta:page-count="2" meta:paragraph-count="6" meta:word-count="79" meta:character-count="541" meta:non-whitespace-character-count="464"/>
    <meta:generator>LibreOffice/7.0.3.1$MacOSX_X86_64 LibreOffice_project/d7547858d014d4cf69878db179d326fc3483e082</meta:generator>
  </office:meta>
</office:document-meta>
</file>